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top="0.199cm" fo:margin-bottom="0.21cm"/>
    </style:style>
    <style:style style:name="P10" style:family="paragraph" style:parent-style-name="Text_20_body">
      <style:paragraph-properties fo:margin-left="1.251cm" fo:margin-right="0cm" fo:text-indent="0cm" style:auto-text-indent="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8403168" text:id="ct118403168">
          <text:insertion>
            <office:change-info>
              <dc:creator>Luca Bernardini</dc:creator>
              <dc:date>2011-10-11T08:19:00</dc:date>
            </office:change-info>
          </text:insertion>
        </text:changed-region>
        <text:changed-region xml:id="ct118403272" text:id="ct118403272">
          <text:insertion>
            <office:change-info>
              <dc:creator>Luca Bernardini</dc:creator>
              <dc:date>2011-10-11T08:19:00</dc:date>
            </office:change-info>
          </text:insertion>
        </text:changed-region>
        <text:changed-region xml:id="ct118403376" text:id="ct118403376">
          <text:deletion>
            <office:change-info>
              <dc:creator>Luca Bernardini</dc:creator>
              <dc:date>2012-02-23T23:26:00</dc:date>
            </office:change-info>
            <text:p text:style-name="Text_20_body"><text:s/></text:p>
          </text:deletion>
        </text:changed-region>
        <text:changed-region xml:id="ct118403584" text:id="ct118403584">
          <text:deletion>
            <office:change-info>
              <dc:creator>Luca Bernardini</dc:creator>
              <dc:date>2011-10-25T07:01:00</dc:date>
            </office:change-info>
            <text:p text:style-name="Text_20_body"><text:span text:style-name="T1">Operatore</text:span></text:p>
          </text:deletion>
        </text:changed-region>
        <text:changed-region xml:id="ct118403688" text:id="ct118403688">
          <text:insertion>
            <office:change-info>
              <dc:creator>Luca Bernardini</dc:creator>
              <dc:date>2011-10-25T07:01:00</dc:date>
            </office:change-info>
          </text:insertion>
        </text:changed-region>
        <text:changed-region xml:id="ct118403792" text:id="ct118403792">
          <text:insertion>
            <office:change-info>
              <dc:creator>Luca Bernardini</dc:creator>
              <dc:date>2011-10-25T07:58:00</dc:date>
            </office:change-info>
          </text:insertion>
        </text:changed-region>
        <text:changed-region xml:id="ct119007128" text:id="ct119007128">
          <text:deletion>
            <office:change-info>
              <dc:creator>Luca Bernardini</dc:creator>
              <dc:date>2011-10-25T07:58:00</dc:date>
            </office:change-info>
            <text:p text:style-name="Table_20_Contents">8</text:p>
          </text:deletion>
        </text:changed-region>
        <text:changed-region xml:id="ct119007232" text:id="ct119007232">
          <text:insertion>
            <office:change-info>
              <dc:creator>Luca Bernardini</dc:creator>
              <dc:date>2011-10-25T07:58:00</dc:date>
            </office:change-info>
          </text:insertion>
        </text:changed-region>
        <text:changed-region xml:id="ct119007336" text:id="ct119007336">
          <text:deletion>
            <office:change-info>
              <dc:creator>Luca Bernardini</dc:creator>
              <dc:date>2011-10-25T07:58:00</dc:date>
            </office:change-info>
            <text:p text:style-name="Table_20_Contents">19</text:p>
          </text:deletion>
        </text:changed-region>
        <text:changed-region xml:id="ct119007440" text:id="ct119007440">
          <text:insertion>
            <office:change-info>
              <dc:creator>Luca Bernardini</dc:creator>
              <dc:date>2011-10-11T14:05:00</dc:date>
            </office:change-info>
          </text:insertion>
        </text:changed-region>
        <text:changed-region xml:id="ct119007544" text:id="ct119007544">
          <text:deletion>
            <office:change-info>
              <dc:creator>Luca Bernardini</dc:creator>
              <dc:date>2011-12-28T07:40:00</dc:date>
            </office:change-info>
            <text:p text:style-name="Text_20_body">modifiche</text:p>
          </text:deletion>
        </text:changed-region>
        <text:changed-region xml:id="ct119007648" text:id="ct119007648">
          <text:insertion>
            <office:change-info>
              <dc:creator>Luca Bernardini</dc:creator>
              <dc:date>2011-10-18T07:19:00</dc:date>
            </office:change-info>
          </text:insertion>
        </text:changed-region>
        <text:changed-region xml:id="ct119007752" text:id="ct119007752">
          <text:insertion>
            <office:change-info>
              <dc:creator>Luca Bernardini</dc:creator>
              <dc:date>2012-02-25T19:31:00</dc:date>
            </office:change-info>
          </text:insertion>
        </text:changed-region>
        <text:changed-region xml:id="ct119007856" text:id="ct119007856">
          <text:format-change>
            <office:change-info>
              <dc:creator>Luca Bernardini</dc:creator>
              <dc:date>2011-10-16T18:33:00</dc:date>
            </office:change-info>
          </text:format-change>
        </text:changed-region>
        <text:changed-region xml:id="ct119007960" text:id="ct119007960">
          <text:insertion>
            <office:change-info>
              <dc:creator>Luca Bernardini</dc:creator>
              <dc:date>2012-02-25T19:25:00</dc:date>
            </office:change-info>
          </text:insertion>
        </text:changed-region>
        <text:changed-region xml:id="ct119008064" text:id="ct119008064">
          <text:insertion>
            <office:change-info>
              <dc:creator>Luca Bernardini</dc:creator>
              <dc:date>2012-02-25T19:24:00</dc:date>
            </office:change-info>
          </text:insertion>
        </text:changed-region>
        <text:changed-region xml:id="ct119008376" text:id="ct119008376">
          <text:insertion>
            <office:change-info>
              <dc:creator>Luca Bernardini</dc:creator>
              <dc:date>2012-02-25T19:17:00</dc:date>
            </office:change-info>
          </text:insertion>
        </text:changed-region>
        <text:changed-region xml:id="ct119008480" text:id="ct119008480">
          <text:insertion>
            <office:change-info>
              <dc:creator>Luca Bernardini</dc:creator>
              <dc:date>2012-02-25T19:18:00</dc:date>
            </office:change-info>
          </text:insertion>
        </text:changed-region>
        <text:changed-region xml:id="ct119008584" text:id="ct119008584">
          <text:insertion>
            <office:change-info>
              <dc:creator>Luca Bernardini</dc:creator>
              <dc:date>2012-02-25T19:20:00</dc:date>
            </office:change-info>
          </text:insertion>
        </text:changed-region>
        <text:changed-region xml:id="ct119008688" text:id="ct119008688">
          <text:deletion>
            <office:change-info>
              <dc:creator>Luca Bernardini</dc:creator>
              <dc:date>2012-02-25T19:20:00</dc:date>
            </office:change-info>
            <text:p text:style-name="Text_20_body">.</text:p>
          </text:deletion>
        </text:changed-region>
        <text:changed-region xml:id="ct321042888" text:id="ct321042888">
          <text:insertion>
            <office:change-info>
              <dc:creator>Luca Bernardini</dc:creator>
              <dc:date>2012-02-28T14:15:00</dc:date>
            </office:change-info>
          </text:insertion>
        </text:changed-region>
        <text:changed-region xml:id="ct321043096" text:id="ct321043096">
          <text:insertion>
            <office:change-info>
              <dc:creator>Luca Bernardini</dc:creator>
              <dc:date>2012-02-28T14:16:00</dc:date>
            </office:change-info>
          </text:insertion>
        </text:changed-region>
        <text:changed-region xml:id="ct119008792" text:id="ct119008792">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118403168"/></text:p>
      <text:p text:style-name="P8">versione documento 1.1<text:change-end text:change-id="ct118403168"/></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8403272"/></text:p>
      <text:p text:style-name="Text_20_body">Controllare che il programma non vada in esecuzione più di una volta.<text:change-end text:change-id="ct118403272"/></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text:change text:change-id="ct118403376"/>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4287003" text:style-name="L1">
        <text:list-item>
          <text:p text:style-name="P11">Fotografo (proposto in automatico)</text:p>
        </text:list-item>
        <text:list-item>
          <text:p text:style-name="P11">Fase del giorno (Mattino / Pomeriggio / Sera) proposto in automatico</text:p>
        </text:list-item>
        <text:list-item>
          <text:p text:style-name="P11">Evento (sempre vuoto)</text:p>
        </text:list-item>
        <text:list-item>
          <text:p text:style-name="P11"><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5">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8403584"/><text:change-start text:change-id="ct118403688"/><text:span text:style-name="T1">Fotografo</text:span><text:change-end text:change-id="ct118403688"/>: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8403792"/>9<text:change-end text:change-id="ct118403792"/><text:change text:change-id="ct119007128"/>: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19007232"/>20<text:change-end text:change-id="ct119007232"/><text:change text:change-id="ct119007336"/>: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19007440"/> occorre gestire la paginazione ma solo quando serve veramente.<text:change-end text:change-id="ct119007440"/></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119007544"/><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19007648"/>Specchio Orizzontale<text:change-end text:change-id="ct119007648"/></text:p>
          </table:table-cell>
          <table:table-cell table:style-name="Tabella1.D2" office:value-type="string">
            <text:p text:style-name="Table_20_Contents"/>
          </table:table-cell>
        </table:table-row>
      </table:table>
      <text:p text:style-name="P9"><text:change-start text:change-id="ct119007752"/>La funzione di Ruota e Crop la realizziamo con una unica funzione. Con la rotella del mouse di ingrandisce e si ruota. Poi si può posizionare la foto scartando l'eccedenza (come fa attualmente il vecchio prg digiphoto).</text:p>
      <text:h text:style-name="Heading_20_2" text:outline-level="2"><text:change-end text:change-id="ct11900775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19007856"/><text:span text:style-name="T3">una ed </text:span><text:span text:style-name="T4">una sola</text:span><text:change-end text:change-id="ct119007856"/>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text:soft-page-break/>STAMPA</text:h>
      <text:p text:style-name="Text_20_body">Quando si stampa, memorizzare tutto il possibile: la singola foto, il fotografo, il prezzo, il formato carta.<text:change-start text:change-id="ct119007960"/></text:p>
      <text:p text:style-name="Text_20_body"><text:change-end text:change-id="ct119007960"/></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text:change-start text:change-id="ct119008064"/>CARRELLO</text:h>
      <text:p text:style-name="Text_20_body">Gestione del carrello permette di <text:s/>aggiungere, eliminare foto, modificare le quantità e inserire prezzo forfettario.</text:p>
      <text:h text:style-name="Heading_20_1" text:outline-level="1"><text:change-end text:change-id="ct119008064"/>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text:soft-page-break/>Le prospettive definite sono:</text:p>
      <text:list xml:id="list34274769" text:style-name="L2">
        <text:list-item>
          <text:p text:style-name="P12">Acquisizione<text:tab/><text:tab/>(scarico foto)</text:p>
        </text:list-item>
        <text:list-item>
          <text:p text:style-name="P12">Libreria<text:tab/><text:tab/>(correggere foto e taggare)</text:p>
        </text:list-item>
        <text:list-item>
          <text:p text:style-name="P12">Filtro Ricerca<text:tab/><text:tab/>(serve a filtrare l'archivio)</text:p>
        </text:list-item>
        <text:list-item>
          <text:p text:style-name="P12">Vendita<text:tab/><text:tab/>(stampare le foto e masterizzare)</text:p>
        </text:list-item>
        <text:list-item>
          <text:p text:style-name="P12">Contabilità<text:tab/><text:tab/>(report e chiusure di cassa)</text:p>
        </text:list-item>
        <text:list-item>
          <text:p text:style-name="P12">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4268562" text:style-name="L3">
        <text:list-item>
          <text:p text:style-name="P13">Operatori</text:p>
        </text:list-item>
        <text:list-item>
          <text:p text:style-name="P13">Eventi</text:p>
        </text:list-item>
        <text:list-item>
          <text:p text:style-name="P13">Formati carta/associazione stampanti</text:p>
        </text:list-item>
        <text:list-item>
          <text:p text:style-name="P13">Settaggi e preferenze</text:p>
        </text:list-item>
        <text:list-item>
          <text:p text:style-name="P13">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change-start text:change-id="ct119008376"/> <text:change-end text:change-id="ct119008376"/><text:change-start text:change-id="ct119008480"/>Non implementiamo più la funzionalità di clone della finestra di <text:s/>lavoro.<text:change-end text:change-id="ct119008480"/></text:p>
      <text:p text:style-name="Text_20_body">Tramite una funzione è possibile azzerare e svuotare lo slide show<text:change-start text:change-id="ct119008584"/> con anche le funzioni pausa e start<text:change-end text:change-id="ct119008584"/><text:change text:change-id="ct119008688"/></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change-start text:change-id="ct321042888"/></text:p>
      <text:p text:style-name="P4">Ad ogni termine di un giro completo, si riesegue la query per possibili nuove foto che si <text:soft-page-break/>po<text:change-end text:change-id="ct321042888"/><text:change-start text:change-id="ct321043096"/>ssono essere aggiunte nel frattempo.<text:change-end text:change-id="ct321043096"/></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19008792"/>pe<text:change-end text:change-id="ct119008792"/>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2-02-28T14:16:45.16</dc:date>
    <dc:creator>Luca Bernardini</dc:creator>
    <meta:editing-duration>P8DT2H51M26S</meta:editing-duration>
    <meta:editing-cycles>118</meta:editing-cycles>
    <meta:generator>OpenOffice.org/3.3$Win32 OpenOffice.org_project/330m20$Build-9567</meta:generator>
    <meta:document-statistic meta:table-count="2" meta:image-count="0" meta:object-count="0" meta:page-count="6" meta:paragraph-count="167" meta:word-count="1763" meta:character-count="11603"/>
  </office:meta>
</office:document-meta>
</file>